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CashFlows">
        <table:table-row>
          <table:table-cell>
            <text:p>Date</text:p>
          </table:table-cell>
          <table:table-cell>
            <text:p>CashFlow</text:p>
          </table:table-cell>
          <table:table-cell>
            <text:p>Days</text:p>
          </table:table-cell>
          <table:table-cell>
            <text:p>DiscountRate</text:p>
          </table:table-cell>
          <table:table-cell>
            <text:p>Reserve</text:p>
          </table:table-cell>
        </table:table-row>
        <table:table-row>
          <table:table-cell>
            <text:p>0</text:p>
          </table:table-cell>
          <table:table-cell>
            <text:p>4238</text:p>
          </table:table-cell>
          <table:table-cell>
            <text:p>87</text:p>
          </table:table-cell>
          <table:table-cell>
            <text:p>0.0123</text:p>
          </table:table-cell>
          <table:table-cell table:formula="=B2/(1+D2*C2/365)"/>
        </table:table-row>
        <table:table-row>
          <table:table-cell>
            <text:p>7</text:p>
          </table:table-cell>
          <table:table-cell>
            <text:p>1253</text:p>
          </table:table-cell>
          <table:table-cell>
            <text:p>155</text:p>
          </table:table-cell>
          <table:table-cell>
            <text:p>0.0301</text:p>
          </table:table-cell>
          <table:table-cell table:formula="=B3/(1+D3*C3/365)"/>
        </table:table-row>
        <table:table-row>
          <table:table-cell>
            <text:p>14</text:p>
          </table:table-cell>
          <table:table-cell>
            <text:p>-161</text:p>
          </table:table-cell>
          <table:table-cell>
            <text:p>309</text:p>
          </table:table-cell>
          <table:table-cell>
            <text:p>0.0178</text:p>
          </table:table-cell>
          <table:table-cell table:formula="=B4/(1+D4*C4/365)"/>
        </table:table-row>
        <table:table-row>
          <table:table-cell>
            <text:p>21</text:p>
          </table:table-cell>
          <table:table-cell>
            <text:p>2456</text:p>
          </table:table-cell>
          <table:table-cell>
            <text:p>46</text:p>
          </table:table-cell>
          <table:table-cell>
            <text:p>0.0127</text:p>
          </table:table-cell>
          <table:table-cell table:formula="=B5/(1+D5*C5/365)"/>
        </table:table-row>
        <table:table-row>
          <table:table-cell>
            <text:p>28</text:p>
          </table:table-cell>
          <table:table-cell>
            <text:p>791</text:p>
          </table:table-cell>
          <table:table-cell>
            <text:p>149</text:p>
          </table:table-cell>
          <table:table-cell>
            <text:p>0.0555</text:p>
          </table:table-cell>
          <table:table-cell table:formula="=B6/(1+D6*C6/365)"/>
        </table:table-row>
        <table:table-row>
          <table:table-cell>
            <text:p>35</text:p>
          </table:table-cell>
          <table:table-cell>
            <text:p>-783</text:p>
          </table:table-cell>
          <table:table-cell>
            <text:p>317</text:p>
          </table:table-cell>
          <table:table-cell>
            <text:p>0.0279</text:p>
          </table:table-cell>
          <table:table-cell table:formula="=B7/(1+D7*C7/365)"/>
        </table:table-row>
        <table:table-row>
          <table:table-cell>
            <text:p>42</text:p>
          </table:table-cell>
          <table:table-cell>
            <text:p>4323</text:p>
          </table:table-cell>
          <table:table-cell>
            <text:p>309</text:p>
          </table:table-cell>
          <table:table-cell>
            <text:p>0.0478</text:p>
          </table:table-cell>
          <table:table-cell table:formula="=B8/(1+D8*C8/365)"/>
        </table:table-row>
        <table:table-row>
          <table:table-cell>
            <text:p>49</text:p>
          </table:table-cell>
          <table:table-cell>
            <text:p>2679</text:p>
          </table:table-cell>
          <table:table-cell>
            <text:p>331</text:p>
          </table:table-cell>
          <table:table-cell>
            <text:p>0.035</text:p>
          </table:table-cell>
          <table:table-cell table:formula="=B9/(1+D9*C9/365)"/>
        </table:table-row>
        <table:table-row>
          <table:table-cell>
            <text:p>56</text:p>
          </table:table-cell>
          <table:table-cell>
            <text:p>-947</text:p>
          </table:table-cell>
          <table:table-cell>
            <text:p>111</text:p>
          </table:table-cell>
          <table:table-cell>
            <text:p>0.0728</text:p>
          </table:table-cell>
          <table:table-cell table:formula="=B10/(1+D10*C10/365)"/>
        </table:table-row>
        <table:table-row>
          <table:table-cell>
            <text:p>63</text:p>
          </table:table-cell>
          <table:table-cell>
            <text:p>1787</text:p>
          </table:table-cell>
          <table:table-cell>
            <text:p>172</text:p>
          </table:table-cell>
          <table:table-cell>
            <text:p>0.024</text:p>
          </table:table-cell>
          <table:table-cell table:formula="=B11/(1+D11*C11/365)"/>
        </table:table-row>
        <table:table-row>
          <table:table-cell>
            <text:p>70</text:p>
          </table:table-cell>
          <table:table-cell>
            <text:p>1757</text:p>
          </table:table-cell>
          <table:table-cell>
            <text:p>82</text:p>
          </table:table-cell>
          <table:table-cell>
            <text:p>0.0183</text:p>
          </table:table-cell>
          <table:table-cell table:formula="=B12/(1+D12*C12/365)"/>
        </table:table-row>
        <table:table-row>
          <table:table-cell>
            <text:p>77</text:p>
          </table:table-cell>
          <table:table-cell>
            <text:p>-208</text:p>
          </table:table-cell>
          <table:table-cell>
            <text:p>213</text:p>
          </table:table-cell>
          <table:table-cell>
            <text:p>0.0863</text:p>
          </table:table-cell>
          <table:table-cell table:formula="=B13/(1+D13*C13/365)"/>
        </table:table-row>
        <table:table-row>
          <table:table-cell>
            <text:p>84</text:p>
          </table:table-cell>
          <table:table-cell>
            <text:p>3945</text:p>
          </table:table-cell>
          <table:table-cell>
            <text:p>165</text:p>
          </table:table-cell>
          <table:table-cell>
            <text:p>0.0826</text:p>
          </table:table-cell>
          <table:table-cell table:formula="=B14/(1+D14*C14/365)"/>
        </table:table-row>
        <table:table-row>
          <table:table-cell>
            <text:p>91</text:p>
          </table:table-cell>
          <table:table-cell>
            <text:p>4977</text:p>
          </table:table-cell>
          <table:table-cell>
            <text:p>265</text:p>
          </table:table-cell>
          <table:table-cell>
            <text:p>0.0583</text:p>
          </table:table-cell>
          <table:table-cell table:formula="=B15/(1+D15*C15/365)"/>
        </table:table-row>
        <table:table-row>
          <table:table-cell>
            <text:p>98</text:p>
          </table:table-cell>
          <table:table-cell>
            <text:p>2100</text:p>
          </table:table-cell>
          <table:table-cell>
            <text:p>70</text:p>
          </table:table-cell>
          <table:table-cell>
            <text:p>0.0597</text:p>
          </table:table-cell>
          <table:table-cell table:formula="=B16/(1+D16*C16/365)"/>
        </table:table-row>
        <table:table-row>
          <table:table-cell>
            <text:p>105</text:p>
          </table:table-cell>
          <table:table-cell>
            <text:p>4149</text:p>
          </table:table-cell>
          <table:table-cell>
            <text:p>346</text:p>
          </table:table-cell>
          <table:table-cell>
            <text:p>0.0897</text:p>
          </table:table-cell>
          <table:table-cell table:formula="=B17/(1+D17*C17/365)"/>
        </table:table-row>
        <table:table-row>
          <table:table-cell>
            <text:p>112</text:p>
          </table:table-cell>
          <table:table-cell>
            <text:p>1962</text:p>
          </table:table-cell>
          <table:table-cell>
            <text:p>325</text:p>
          </table:table-cell>
          <table:table-cell>
            <text:p>0.0273</text:p>
          </table:table-cell>
          <table:table-cell table:formula="=B18/(1+D18*C18/365)"/>
        </table:table-row>
        <table:table-row>
          <table:table-cell>
            <text:p>119</text:p>
          </table:table-cell>
          <table:table-cell>
            <text:p>-431</text:p>
          </table:table-cell>
          <table:table-cell>
            <text:p>53</text:p>
          </table:table-cell>
          <table:table-cell>
            <text:p>0.0695</text:p>
          </table:table-cell>
          <table:table-cell table:formula="=B19/(1+D19*C19/365)"/>
        </table:table-row>
        <table:table-row>
          <table:table-cell>
            <text:p>126</text:p>
          </table:table-cell>
          <table:table-cell>
            <text:p>1370</text:p>
          </table:table-cell>
          <table:table-cell>
            <text:p>70</text:p>
          </table:table-cell>
          <table:table-cell>
            <text:p>0.087</text:p>
          </table:table-cell>
          <table:table-cell table:formula="=B20/(1+D20*C20/365)"/>
        </table:table-row>
        <table:table-row>
          <table:table-cell>
            <text:p>133</text:p>
          </table:table-cell>
          <table:table-cell>
            <text:p>-173</text:p>
          </table:table-cell>
          <table:table-cell>
            <text:p>224</text:p>
          </table:table-cell>
          <table:table-cell>
            <text:p>0.035</text:p>
          </table:table-cell>
          <table:table-cell table:formula="=B21/(1+D21*C21/365)"/>
        </table:table-row>
        <table:table-row>
          <table:table-cell>
            <text:p>140</text:p>
          </table:table-cell>
          <table:table-cell>
            <text:p>4207</text:p>
          </table:table-cell>
          <table:table-cell>
            <text:p>216</text:p>
          </table:table-cell>
          <table:table-cell>
            <text:p>0.0246</text:p>
          </table:table-cell>
          <table:table-cell table:formula="=B22/(1+D22*C22/365)"/>
        </table:table-row>
        <table:table-row>
          <table:table-cell>
            <text:p>147</text:p>
          </table:table-cell>
          <table:table-cell>
            <text:p>1910</text:p>
          </table:table-cell>
          <table:table-cell>
            <text:p>137</text:p>
          </table:table-cell>
          <table:table-cell>
            <text:p>0.0703</text:p>
          </table:table-cell>
          <table:table-cell table:formula="=B23/(1+D23*C23/365)"/>
        </table:table-row>
        <table:table-row>
          <table:table-cell>
            <text:p>154</text:p>
          </table:table-cell>
          <table:table-cell>
            <text:p>4749</text:p>
          </table:table-cell>
          <table:table-cell>
            <text:p>361</text:p>
          </table:table-cell>
          <table:table-cell>
            <text:p>0.0164</text:p>
          </table:table-cell>
          <table:table-cell table:formula="=B24/(1+D24*C24/365)"/>
        </table:table-row>
        <table:table-row>
          <table:table-cell>
            <text:p>161</text:p>
          </table:table-cell>
          <table:table-cell>
            <text:p>4201</text:p>
          </table:table-cell>
          <table:table-cell>
            <text:p>117</text:p>
          </table:table-cell>
          <table:table-cell>
            <text:p>0.0581</text:p>
          </table:table-cell>
          <table:table-cell table:formula="=B25/(1+D25*C25/365)"/>
        </table:table-row>
        <table:table-row>
          <table:table-cell>
            <text:p>168</text:p>
          </table:table-cell>
          <table:table-cell>
            <text:p>1005</text:p>
          </table:table-cell>
          <table:table-cell>
            <text:p>113</text:p>
          </table:table-cell>
          <table:table-cell>
            <text:p>0.0516</text:p>
          </table:table-cell>
          <table:table-cell table:formula="=B26/(1+D26*C26/365)"/>
        </table:table-row>
        <table:table-row>
          <table:table-cell>
            <text:p>175</text:p>
          </table:table-cell>
          <table:table-cell>
            <text:p>1211</text:p>
          </table:table-cell>
          <table:table-cell>
            <text:p>357</text:p>
          </table:table-cell>
          <table:table-cell>
            <text:p>0.0719</text:p>
          </table:table-cell>
          <table:table-cell table:formula="=B27/(1+D27*C27/365)"/>
        </table:table-row>
        <table:table-row>
          <table:table-cell>
            <text:p>182</text:p>
          </table:table-cell>
          <table:table-cell>
            <text:p>799</text:p>
          </table:table-cell>
          <table:table-cell>
            <text:p>196</text:p>
          </table:table-cell>
          <table:table-cell>
            <text:p>0.0859</text:p>
          </table:table-cell>
          <table:table-cell table:formula="=B28/(1+D28*C28/365)"/>
        </table:table-row>
        <table:table-row>
          <table:table-cell>
            <text:p>189</text:p>
          </table:table-cell>
          <table:table-cell>
            <text:p>-542</text:p>
          </table:table-cell>
          <table:table-cell>
            <text:p>147</text:p>
          </table:table-cell>
          <table:table-cell>
            <text:p>0.084</text:p>
          </table:table-cell>
          <table:table-cell table:formula="=B29/(1+D29*C29/365)"/>
        </table:table-row>
        <table:table-row>
          <table:table-cell>
            <text:p>196</text:p>
          </table:table-cell>
          <table:table-cell>
            <text:p>1584</text:p>
          </table:table-cell>
          <table:table-cell>
            <text:p>235</text:p>
          </table:table-cell>
          <table:table-cell>
            <text:p>0.0341</text:p>
          </table:table-cell>
          <table:table-cell table:formula="=B30/(1+D30*C30/365)"/>
        </table:table-row>
        <table:table-row>
          <table:table-cell>
            <text:p>203</text:p>
          </table:table-cell>
          <table:table-cell>
            <text:p>728</text:p>
          </table:table-cell>
          <table:table-cell>
            <text:p>320</text:p>
          </table:table-cell>
          <table:table-cell>
            <text:p>0.0889</text:p>
          </table:table-cell>
          <table:table-cell table:formula="=B31/(1+D31*C31/365)"/>
        </table:table-row>
        <table:table-row>
          <table:table-cell>
            <text:p>210</text:p>
          </table:table-cell>
          <table:table-cell>
            <text:p>1577</text:p>
          </table:table-cell>
          <table:table-cell>
            <text:p>138</text:p>
          </table:table-cell>
          <table:table-cell>
            <text:p>0.069</text:p>
          </table:table-cell>
          <table:table-cell table:formula="=B32/(1+D32*C32/365)"/>
        </table:table-row>
        <table:table-row>
          <table:table-cell>
            <text:p>217</text:p>
          </table:table-cell>
          <table:table-cell>
            <text:p>2241</text:p>
          </table:table-cell>
          <table:table-cell>
            <text:p>359</text:p>
          </table:table-cell>
          <table:table-cell>
            <text:p>0.0513</text:p>
          </table:table-cell>
          <table:table-cell table:formula="=B33/(1+D33*C33/365)"/>
        </table:table-row>
        <table:table-row>
          <table:table-cell>
            <text:p>224</text:p>
          </table:table-cell>
          <table:table-cell>
            <text:p>1169</text:p>
          </table:table-cell>
          <table:table-cell>
            <text:p>101</text:p>
          </table:table-cell>
          <table:table-cell>
            <text:p>0.0322</text:p>
          </table:table-cell>
          <table:table-cell table:formula="=B34/(1+D34*C34/365)"/>
        </table:table-row>
        <table:table-row>
          <table:table-cell>
            <text:p>231</text:p>
          </table:table-cell>
          <table:table-cell>
            <text:p>3598</text:p>
          </table:table-cell>
          <table:table-cell>
            <text:p>305</text:p>
          </table:table-cell>
          <table:table-cell>
            <text:p>0.0336</text:p>
          </table:table-cell>
          <table:table-cell table:formula="=B35/(1+D35*C35/365)"/>
        </table:table-row>
        <table:table-row>
          <table:table-cell>
            <text:p>238</text:p>
          </table:table-cell>
          <table:table-cell>
            <text:p>3788</text:p>
          </table:table-cell>
          <table:table-cell>
            <text:p>249</text:p>
          </table:table-cell>
          <table:table-cell>
            <text:p>0.0908</text:p>
          </table:table-cell>
          <table:table-cell table:formula="=B36/(1+D36*C36/365)"/>
        </table:table-row>
        <table:table-row>
          <table:table-cell>
            <text:p>245</text:p>
          </table:table-cell>
          <table:table-cell>
            <text:p>2271</text:p>
          </table:table-cell>
          <table:table-cell>
            <text:p>215</text:p>
          </table:table-cell>
          <table:table-cell>
            <text:p>0.0297</text:p>
          </table:table-cell>
          <table:table-cell table:formula="=B37/(1+D37*C37/365)"/>
        </table:table-row>
        <table:table-row>
          <table:table-cell>
            <text:p>252</text:p>
          </table:table-cell>
          <table:table-cell>
            <text:p>133</text:p>
          </table:table-cell>
          <table:table-cell>
            <text:p>290</text:p>
          </table:table-cell>
          <table:table-cell>
            <text:p>0.0544</text:p>
          </table:table-cell>
          <table:table-cell table:formula="=B38/(1+D38*C38/365)"/>
        </table:table-row>
        <table:table-row>
          <table:table-cell>
            <text:p>259</text:p>
          </table:table-cell>
          <table:table-cell>
            <text:p>-615</text:p>
          </table:table-cell>
          <table:table-cell>
            <text:p>86</text:p>
          </table:table-cell>
          <table:table-cell>
            <text:p>0.0238</text:p>
          </table:table-cell>
          <table:table-cell table:formula="=B39/(1+D39*C39/365)"/>
        </table:table-row>
        <table:table-row>
          <table:table-cell>
            <text:p>266</text:p>
          </table:table-cell>
          <table:table-cell>
            <text:p>310</text:p>
          </table:table-cell>
          <table:table-cell>
            <text:p>246</text:p>
          </table:table-cell>
          <table:table-cell>
            <text:p>0.0637</text:p>
          </table:table-cell>
          <table:table-cell table:formula="=B40/(1+D40*C40/365)"/>
        </table:table-row>
        <table:table-row>
          <table:table-cell>
            <text:p>273</text:p>
          </table:table-cell>
          <table:table-cell>
            <text:p>2152</text:p>
          </table:table-cell>
          <table:table-cell>
            <text:p>225</text:p>
          </table:table-cell>
          <table:table-cell>
            <text:p>0.0636</text:p>
          </table:table-cell>
          <table:table-cell table:formula="=B41/(1+D41*C41/365)"/>
        </table:table-row>
        <table:table-row>
          <table:table-cell>
            <text:p>280</text:p>
          </table:table-cell>
          <table:table-cell>
            <text:p>2834</text:p>
          </table:table-cell>
          <table:table-cell>
            <text:p>300</text:p>
          </table:table-cell>
          <table:table-cell>
            <text:p>0.0326</text:p>
          </table:table-cell>
          <table:table-cell table:formula="=B42/(1+D42*C42/365)"/>
        </table:table-row>
        <table:table-row>
          <table:table-cell>
            <text:p>287</text:p>
          </table:table-cell>
          <table:table-cell>
            <text:p>3532</text:p>
          </table:table-cell>
          <table:table-cell>
            <text:p>35</text:p>
          </table:table-cell>
          <table:table-cell>
            <text:p>0.0712</text:p>
          </table:table-cell>
          <table:table-cell table:formula="=B43/(1+D43*C43/365)"/>
        </table:table-row>
        <table:table-row>
          <table:table-cell>
            <text:p>294</text:p>
          </table:table-cell>
          <table:table-cell>
            <text:p>-62</text:p>
          </table:table-cell>
          <table:table-cell>
            <text:p>304</text:p>
          </table:table-cell>
          <table:table-cell>
            <text:p>0.0776</text:p>
          </table:table-cell>
          <table:table-cell table:formula="=B44/(1+D44*C44/365)"/>
        </table:table-row>
        <table:table-row>
          <table:table-cell>
            <text:p>301</text:p>
          </table:table-cell>
          <table:table-cell>
            <text:p>4250</text:p>
          </table:table-cell>
          <table:table-cell>
            <text:p>204</text:p>
          </table:table-cell>
          <table:table-cell>
            <text:p>0.02</text:p>
          </table:table-cell>
          <table:table-cell table:formula="=B45/(1+D45*C45/365)"/>
        </table:table-row>
        <table:table-row>
          <table:table-cell>
            <text:p>308</text:p>
          </table:table-cell>
          <table:table-cell>
            <text:p>2561</text:p>
          </table:table-cell>
          <table:table-cell>
            <text:p>110</text:p>
          </table:table-cell>
          <table:table-cell>
            <text:p>0.0508</text:p>
          </table:table-cell>
          <table:table-cell table:formula="=B46/(1+D46*C46/365)"/>
        </table:table-row>
        <table:table-row>
          <table:table-cell>
            <text:p>315</text:p>
          </table:table-cell>
          <table:table-cell>
            <text:p>4915</text:p>
          </table:table-cell>
          <table:table-cell>
            <text:p>164</text:p>
          </table:table-cell>
          <table:table-cell>
            <text:p>0.0975</text:p>
          </table:table-cell>
          <table:table-cell table:formula="=B47/(1+D47*C47/365)"/>
        </table:table-row>
        <table:table-row>
          <table:table-cell>
            <text:p>322</text:p>
          </table:table-cell>
          <table:table-cell>
            <text:p>463</text:p>
          </table:table-cell>
          <table:table-cell>
            <text:p>289</text:p>
          </table:table-cell>
          <table:table-cell>
            <text:p>0.0921</text:p>
          </table:table-cell>
          <table:table-cell table:formula="=B48/(1+D48*C48/365)"/>
        </table:table-row>
        <table:table-row>
          <table:table-cell>
            <text:p>329</text:p>
          </table:table-cell>
          <table:table-cell>
            <text:p>4122</text:p>
          </table:table-cell>
          <table:table-cell>
            <text:p>182</text:p>
          </table:table-cell>
          <table:table-cell>
            <text:p>0.0858</text:p>
          </table:table-cell>
          <table:table-cell table:formula="=B49/(1+D49*C49/365)"/>
        </table:table-row>
        <table:table-row>
          <table:table-cell>
            <text:p>336</text:p>
          </table:table-cell>
          <table:table-cell>
            <text:p>3158</text:p>
          </table:table-cell>
          <table:table-cell>
            <text:p>341</text:p>
          </table:table-cell>
          <table:table-cell>
            <text:p>0.0279</text:p>
          </table:table-cell>
          <table:table-cell table:formula="=B50/(1+D50*C50/365)"/>
        </table:table-row>
        <table:table-row>
          <table:table-cell>
            <text:p>343</text:p>
          </table:table-cell>
          <table:table-cell>
            <text:p>2063</text:p>
          </table:table-cell>
          <table:table-cell>
            <text:p>112</text:p>
          </table:table-cell>
          <table:table-cell>
            <text:p>0.0585</text:p>
          </table:table-cell>
          <table:table-cell table:formula="=B51/(1+D51*C51/365)"/>
        </table:table-row>
        <table:table-row>
          <table:table-cell>
            <text:p>350</text:p>
          </table:table-cell>
          <table:table-cell>
            <text:p>3344</text:p>
          </table:table-cell>
          <table:table-cell>
            <text:p>30</text:p>
          </table:table-cell>
          <table:table-cell>
            <text:p>0.0639</text:p>
          </table:table-cell>
          <table:table-cell table:formula="=B52/(1+D52*C52/365)"/>
        </table:table-row>
        <table:table-row>
          <table:table-cell>
            <text:p>357</text:p>
          </table:table-cell>
          <table:table-cell>
            <text:p>3002</text:p>
          </table:table-cell>
          <table:table-cell>
            <text:p>39</text:p>
          </table:table-cell>
          <table:table-cell>
            <text:p>0.0201</text:p>
          </table:table-cell>
          <table:table-cell table:formula="=B53/(1+D53*C53/365)"/>
        </table:table-row>
        <table:table-row>
          <table:table-cell>
            <text:p>364</text:p>
          </table:table-cell>
          <table:table-cell>
            <text:p>1973</text:p>
          </table:table-cell>
          <table:table-cell>
            <text:p>187</text:p>
          </table:table-cell>
          <table:table-cell>
            <text:p>0.0316</text:p>
          </table:table-cell>
          <table:table-cell table:formula="=B54/(1+D54*C54/365)"/>
        </table:table-row>
        <table:table-row>
          <table:table-cell>
            <text:p>371</text:p>
          </table:table-cell>
          <table:table-cell>
            <text:p>973</text:p>
          </table:table-cell>
          <table:table-cell>
            <text:p>320</text:p>
          </table:table-cell>
          <table:table-cell>
            <text:p>0.0952</text:p>
          </table:table-cell>
          <table:table-cell table:formula="=B55/(1+D55*C55/365)"/>
        </table:table-row>
        <table:table-row>
          <table:table-cell>
            <text:p>378</text:p>
          </table:table-cell>
          <table:table-cell>
            <text:p>-299</text:p>
          </table:table-cell>
          <table:table-cell>
            <text:p>278</text:p>
          </table:table-cell>
          <table:table-cell>
            <text:p>0.0834</text:p>
          </table:table-cell>
          <table:table-cell table:formula="=B56/(1+D56*C56/365)"/>
        </table:table-row>
        <table:table-row>
          <table:table-cell>
            <text:p>385</text:p>
          </table:table-cell>
          <table:table-cell>
            <text:p>3363</text:p>
          </table:table-cell>
          <table:table-cell>
            <text:p>94</text:p>
          </table:table-cell>
          <table:table-cell>
            <text:p>0.0216</text:p>
          </table:table-cell>
          <table:table-cell table:formula="=B57/(1+D57*C57/365)"/>
        </table:table-row>
        <table:table-row>
          <table:table-cell>
            <text:p>392</text:p>
          </table:table-cell>
          <table:table-cell>
            <text:p>2893</text:p>
          </table:table-cell>
          <table:table-cell>
            <text:p>311</text:p>
          </table:table-cell>
          <table:table-cell>
            <text:p>0.0249</text:p>
          </table:table-cell>
          <table:table-cell table:formula="=B58/(1+D58*C58/365)"/>
        </table:table-row>
        <table:table-row>
          <table:table-cell>
            <text:p>399</text:p>
          </table:table-cell>
          <table:table-cell>
            <text:p>3322</text:p>
          </table:table-cell>
          <table:table-cell>
            <text:p>340</text:p>
          </table:table-cell>
          <table:table-cell>
            <text:p>0.0481</text:p>
          </table:table-cell>
          <table:table-cell table:formula="=B59/(1+D59*C59/365)"/>
        </table:table-row>
        <table:table-row>
          <table:table-cell>
            <text:p>406</text:p>
          </table:table-cell>
          <table:table-cell>
            <text:p>735</text:p>
          </table:table-cell>
          <table:table-cell>
            <text:p>306</text:p>
          </table:table-cell>
          <table:table-cell>
            <text:p>0.078</text:p>
          </table:table-cell>
          <table:table-cell table:formula="=B60/(1+D60*C60/365)"/>
        </table:table-row>
        <table:table-row>
          <table:table-cell>
            <text:p>413</text:p>
          </table:table-cell>
          <table:table-cell>
            <text:p>4651</text:p>
          </table:table-cell>
          <table:table-cell>
            <text:p>132</text:p>
          </table:table-cell>
          <table:table-cell>
            <text:p>0.0742</text:p>
          </table:table-cell>
          <table:table-cell table:formula="=B61/(1+D61*C61/365)"/>
        </table:table-row>
        <table:table-row>
          <table:table-cell>
            <text:p>420</text:p>
          </table:table-cell>
          <table:table-cell>
            <text:p>2268</text:p>
          </table:table-cell>
          <table:table-cell>
            <text:p>362</text:p>
          </table:table-cell>
          <table:table-cell>
            <text:p>0.0436</text:p>
          </table:table-cell>
          <table:table-cell table:formula="=B62/(1+D62*C62/365)"/>
        </table:table-row>
        <table:table-row>
          <table:table-cell>
            <text:p>427</text:p>
          </table:table-cell>
          <table:table-cell>
            <text:p>3239</text:p>
          </table:table-cell>
          <table:table-cell>
            <text:p>261</text:p>
          </table:table-cell>
          <table:table-cell>
            <text:p>0.0209</text:p>
          </table:table-cell>
          <table:table-cell table:formula="=B63/(1+D63*C63/365)"/>
        </table:table-row>
        <table:table-row>
          <table:table-cell>
            <text:p>434</text:p>
          </table:table-cell>
          <table:table-cell>
            <text:p>840</text:p>
          </table:table-cell>
          <table:table-cell>
            <text:p>62</text:p>
          </table:table-cell>
          <table:table-cell>
            <text:p>0.0404</text:p>
          </table:table-cell>
          <table:table-cell table:formula="=B64/(1+D64*C64/365)"/>
        </table:table-row>
        <table:table-row>
          <table:table-cell>
            <text:p>441</text:p>
          </table:table-cell>
          <table:table-cell>
            <text:p>3819</text:p>
          </table:table-cell>
          <table:table-cell>
            <text:p>313</text:p>
          </table:table-cell>
          <table:table-cell>
            <text:p>0.0307</text:p>
          </table:table-cell>
          <table:table-cell table:formula="=B65/(1+D65*C65/365)"/>
        </table:table-row>
        <table:table-row>
          <table:table-cell>
            <text:p>448</text:p>
          </table:table-cell>
          <table:table-cell>
            <text:p>804</text:p>
          </table:table-cell>
          <table:table-cell>
            <text:p>33</text:p>
          </table:table-cell>
          <table:table-cell>
            <text:p>0.0164</text:p>
          </table:table-cell>
          <table:table-cell table:formula="=B66/(1+D66*C66/365)"/>
        </table:table-row>
        <table:table-row>
          <table:table-cell>
            <text:p>455</text:p>
          </table:table-cell>
          <table:table-cell>
            <text:p>4169</text:p>
          </table:table-cell>
          <table:table-cell>
            <text:p>60</text:p>
          </table:table-cell>
          <table:table-cell>
            <text:p>0.0306</text:p>
          </table:table-cell>
          <table:table-cell table:formula="=B67/(1+D67*C67/365)"/>
        </table:table-row>
        <table:table-row>
          <table:table-cell>
            <text:p>462</text:p>
          </table:table-cell>
          <table:table-cell>
            <text:p>-743</text:p>
          </table:table-cell>
          <table:table-cell>
            <text:p>199</text:p>
          </table:table-cell>
          <table:table-cell>
            <text:p>0.0164</text:p>
          </table:table-cell>
          <table:table-cell table:formula="=B68/(1+D68*C68/365)"/>
        </table:table-row>
        <table:table-row>
          <table:table-cell>
            <text:p>469</text:p>
          </table:table-cell>
          <table:table-cell>
            <text:p>949</text:p>
          </table:table-cell>
          <table:table-cell>
            <text:p>172</text:p>
          </table:table-cell>
          <table:table-cell>
            <text:p>0.0702</text:p>
          </table:table-cell>
          <table:table-cell table:formula="=B69/(1+D69*C69/365)"/>
        </table:table-row>
        <table:table-row>
          <table:table-cell>
            <text:p>476</text:p>
          </table:table-cell>
          <table:table-cell>
            <text:p>755</text:p>
          </table:table-cell>
          <table:table-cell>
            <text:p>306</text:p>
          </table:table-cell>
          <table:table-cell>
            <text:p>0.0219</text:p>
          </table:table-cell>
          <table:table-cell table:formula="=B70/(1+D70*C70/365)"/>
        </table:table-row>
        <table:table-row>
          <table:table-cell>
            <text:p>483</text:p>
          </table:table-cell>
          <table:table-cell>
            <text:p>3677</text:p>
          </table:table-cell>
          <table:table-cell>
            <text:p>325</text:p>
          </table:table-cell>
          <table:table-cell>
            <text:p>0.0525</text:p>
          </table:table-cell>
          <table:table-cell table:formula="=B71/(1+D71*C71/365)"/>
        </table:table-row>
        <table:table-row>
          <table:table-cell>
            <text:p>490</text:p>
          </table:table-cell>
          <table:table-cell>
            <text:p>2874</text:p>
          </table:table-cell>
          <table:table-cell>
            <text:p>238</text:p>
          </table:table-cell>
          <table:table-cell>
            <text:p>0.0271</text:p>
          </table:table-cell>
          <table:table-cell table:formula="=B72/(1+D72*C72/365)"/>
        </table:table-row>
        <table:table-row>
          <table:table-cell>
            <text:p>497</text:p>
          </table:table-cell>
          <table:table-cell>
            <text:p>-206</text:p>
          </table:table-cell>
          <table:table-cell>
            <text:p>250</text:p>
          </table:table-cell>
          <table:table-cell>
            <text:p>0.0419</text:p>
          </table:table-cell>
          <table:table-cell table:formula="=B73/(1+D73*C73/365)"/>
        </table:table-row>
        <table:table-row>
          <table:table-cell>
            <text:p>504</text:p>
          </table:table-cell>
          <table:table-cell>
            <text:p>2367</text:p>
          </table:table-cell>
          <table:table-cell>
            <text:p>269</text:p>
          </table:table-cell>
          <table:table-cell>
            <text:p>0.0877</text:p>
          </table:table-cell>
          <table:table-cell table:formula="=B74/(1+D74*C74/365)"/>
        </table:table-row>
        <table:table-row>
          <table:table-cell>
            <text:p>511</text:p>
          </table:table-cell>
          <table:table-cell>
            <text:p>-557</text:p>
          </table:table-cell>
          <table:table-cell>
            <text:p>364</text:p>
          </table:table-cell>
          <table:table-cell>
            <text:p>0.0986</text:p>
          </table:table-cell>
          <table:table-cell table:formula="=B75/(1+D75*C75/365)"/>
        </table:table-row>
        <table:table-row>
          <table:table-cell>
            <text:p>518</text:p>
          </table:table-cell>
          <table:table-cell>
            <text:p>-194</text:p>
          </table:table-cell>
          <table:table-cell>
            <text:p>61</text:p>
          </table:table-cell>
          <table:table-cell>
            <text:p>0.0462</text:p>
          </table:table-cell>
          <table:table-cell table:formula="=B76/(1+D76*C76/365)"/>
        </table:table-row>
        <table:table-row>
          <table:table-cell>
            <text:p>525</text:p>
          </table:table-cell>
          <table:table-cell>
            <text:p>1779</text:p>
          </table:table-cell>
          <table:table-cell>
            <text:p>85</text:p>
          </table:table-cell>
          <table:table-cell>
            <text:p>0.0324</text:p>
          </table:table-cell>
          <table:table-cell table:formula="=B77/(1+D77*C77/365)"/>
        </table:table-row>
        <table:table-row>
          <table:table-cell>
            <text:p>532</text:p>
          </table:table-cell>
          <table:table-cell>
            <text:p>558</text:p>
          </table:table-cell>
          <table:table-cell>
            <text:p>304</text:p>
          </table:table-cell>
          <table:table-cell>
            <text:p>0.0504</text:p>
          </table:table-cell>
          <table:table-cell table:formula="=B78/(1+D78*C78/365)"/>
        </table:table-row>
        <table:table-row>
          <table:table-cell>
            <text:p>539</text:p>
          </table:table-cell>
          <table:table-cell>
            <text:p>2456</text:p>
          </table:table-cell>
          <table:table-cell>
            <text:p>123</text:p>
          </table:table-cell>
          <table:table-cell>
            <text:p>0.0351</text:p>
          </table:table-cell>
          <table:table-cell table:formula="=B79/(1+D79*C79/365)"/>
        </table:table-row>
        <table:table-row>
          <table:table-cell>
            <text:p>546</text:p>
          </table:table-cell>
          <table:table-cell>
            <text:p>1046</text:p>
          </table:table-cell>
          <table:table-cell>
            <text:p>68</text:p>
          </table:table-cell>
          <table:table-cell>
            <text:p>0.0499</text:p>
          </table:table-cell>
          <table:table-cell table:formula="=B80/(1+D80*C80/365)"/>
        </table:table-row>
        <table:table-row>
          <table:table-cell>
            <text:p>553</text:p>
          </table:table-cell>
          <table:table-cell>
            <text:p>3508</text:p>
          </table:table-cell>
          <table:table-cell>
            <text:p>80</text:p>
          </table:table-cell>
          <table:table-cell>
            <text:p>0.0146</text:p>
          </table:table-cell>
          <table:table-cell table:formula="=B81/(1+D81*C81/365)"/>
        </table:table-row>
        <table:table-row>
          <table:table-cell>
            <text:p>560</text:p>
          </table:table-cell>
          <table:table-cell>
            <text:p>3428</text:p>
          </table:table-cell>
          <table:table-cell>
            <text:p>37</text:p>
          </table:table-cell>
          <table:table-cell>
            <text:p>0.0972</text:p>
          </table:table-cell>
          <table:table-cell table:formula="=B82/(1+D82*C82/365)"/>
        </table:table-row>
        <table:table-row>
          <table:table-cell>
            <text:p>567</text:p>
          </table:table-cell>
          <table:table-cell>
            <text:p>936</text:p>
          </table:table-cell>
          <table:table-cell>
            <text:p>115</text:p>
          </table:table-cell>
          <table:table-cell>
            <text:p>0.0466</text:p>
          </table:table-cell>
          <table:table-cell table:formula="=B83/(1+D83*C83/365)"/>
        </table:table-row>
        <table:table-row>
          <table:table-cell>
            <text:p>574</text:p>
          </table:table-cell>
          <table:table-cell>
            <text:p>2943</text:p>
          </table:table-cell>
          <table:table-cell>
            <text:p>139</text:p>
          </table:table-cell>
          <table:table-cell>
            <text:p>0.0878</text:p>
          </table:table-cell>
          <table:table-cell table:formula="=B84/(1+D84*C84/365)"/>
        </table:table-row>
        <table:table-row>
          <table:table-cell>
            <text:p>581</text:p>
          </table:table-cell>
          <table:table-cell>
            <text:p>-520</text:p>
          </table:table-cell>
          <table:table-cell>
            <text:p>114</text:p>
          </table:table-cell>
          <table:table-cell>
            <text:p>0.0441</text:p>
          </table:table-cell>
          <table:table-cell table:formula="=B85/(1+D85*C85/365)"/>
        </table:table-row>
        <table:table-row>
          <table:table-cell>
            <text:p>588</text:p>
          </table:table-cell>
          <table:table-cell>
            <text:p>2198</text:p>
          </table:table-cell>
          <table:table-cell>
            <text:p>165</text:p>
          </table:table-cell>
          <table:table-cell>
            <text:p>0.0934</text:p>
          </table:table-cell>
          <table:table-cell table:formula="=B86/(1+D86*C86/365)"/>
        </table:table-row>
        <table:table-row>
          <table:table-cell>
            <text:p>595</text:p>
          </table:table-cell>
          <table:table-cell>
            <text:p>2727</text:p>
          </table:table-cell>
          <table:table-cell>
            <text:p>176</text:p>
          </table:table-cell>
          <table:table-cell>
            <text:p>0.0481</text:p>
          </table:table-cell>
          <table:table-cell table:formula="=B87/(1+D87*C87/365)"/>
        </table:table-row>
        <table:table-row>
          <table:table-cell>
            <text:p>602</text:p>
          </table:table-cell>
          <table:table-cell>
            <text:p>4984</text:p>
          </table:table-cell>
          <table:table-cell>
            <text:p>314</text:p>
          </table:table-cell>
          <table:table-cell>
            <text:p>0.0696</text:p>
          </table:table-cell>
          <table:table-cell table:formula="=B88/(1+D88*C88/365)"/>
        </table:table-row>
        <table:table-row>
          <table:table-cell>
            <text:p>609</text:p>
          </table:table-cell>
          <table:table-cell>
            <text:p>2986</text:p>
          </table:table-cell>
          <table:table-cell>
            <text:p>109</text:p>
          </table:table-cell>
          <table:table-cell>
            <text:p>0.0271</text:p>
          </table:table-cell>
          <table:table-cell table:formula="=B89/(1+D89*C89/365)"/>
        </table:table-row>
        <table:table-row>
          <table:table-cell>
            <text:p>616</text:p>
          </table:table-cell>
          <table:table-cell>
            <text:p>783</text:p>
          </table:table-cell>
          <table:table-cell>
            <text:p>59</text:p>
          </table:table-cell>
          <table:table-cell>
            <text:p>0.0621</text:p>
          </table:table-cell>
          <table:table-cell table:formula="=B90/(1+D90*C90/365)"/>
        </table:table-row>
        <table:table-row>
          <table:table-cell>
            <text:p>623</text:p>
          </table:table-cell>
          <table:table-cell>
            <text:p>3441</text:p>
          </table:table-cell>
          <table:table-cell>
            <text:p>61</text:p>
          </table:table-cell>
          <table:table-cell>
            <text:p>0.0773</text:p>
          </table:table-cell>
          <table:table-cell table:formula="=B91/(1+D91*C91/365)"/>
        </table:table-row>
        <table:table-row>
          <table:table-cell>
            <text:p>630</text:p>
          </table:table-cell>
          <table:table-cell>
            <text:p>-532</text:p>
          </table:table-cell>
          <table:table-cell>
            <text:p>55</text:p>
          </table:table-cell>
          <table:table-cell>
            <text:p>0.0626</text:p>
          </table:table-cell>
          <table:table-cell table:formula="=B92/(1+D92*C92/365)"/>
        </table:table-row>
        <table:table-row>
          <table:table-cell>
            <text:p>637</text:p>
          </table:table-cell>
          <table:table-cell>
            <text:p>3119</text:p>
          </table:table-cell>
          <table:table-cell>
            <text:p>301</text:p>
          </table:table-cell>
          <table:table-cell>
            <text:p>0.0242</text:p>
          </table:table-cell>
          <table:table-cell table:formula="=B93/(1+D93*C93/365)"/>
        </table:table-row>
        <table:table-row>
          <table:table-cell>
            <text:p>644</text:p>
          </table:table-cell>
          <table:table-cell>
            <text:p>3160</text:p>
          </table:table-cell>
          <table:table-cell>
            <text:p>71</text:p>
          </table:table-cell>
          <table:table-cell>
            <text:p>0.0866</text:p>
          </table:table-cell>
          <table:table-cell table:formula="=B94/(1+D94*C94/365)"/>
        </table:table-row>
        <table:table-row>
          <table:table-cell>
            <text:p>651</text:p>
          </table:table-cell>
          <table:table-cell>
            <text:p>-439</text:p>
          </table:table-cell>
          <table:table-cell>
            <text:p>334</text:p>
          </table:table-cell>
          <table:table-cell>
            <text:p>0.0161</text:p>
          </table:table-cell>
          <table:table-cell table:formula="=B95/(1+D95*C95/365)"/>
        </table:table-row>
        <table:table-row>
          <table:table-cell>
            <text:p>658</text:p>
          </table:table-cell>
          <table:table-cell>
            <text:p>926</text:p>
          </table:table-cell>
          <table:table-cell>
            <text:p>236</text:p>
          </table:table-cell>
          <table:table-cell>
            <text:p>0.0208</text:p>
          </table:table-cell>
          <table:table-cell table:formula="=B96/(1+D96*C96/365)"/>
        </table:table-row>
        <table:table-row>
          <table:table-cell>
            <text:p>665</text:p>
          </table:table-cell>
          <table:table-cell>
            <text:p>3666</text:p>
          </table:table-cell>
          <table:table-cell>
            <text:p>156</text:p>
          </table:table-cell>
          <table:table-cell>
            <text:p>0.0621</text:p>
          </table:table-cell>
          <table:table-cell table:formula="=B97/(1+D97*C97/365)"/>
        </table:table-row>
        <table:table-row>
          <table:table-cell>
            <text:p>672</text:p>
          </table:table-cell>
          <table:table-cell>
            <text:p>-675</text:p>
          </table:table-cell>
          <table:table-cell>
            <text:p>347</text:p>
          </table:table-cell>
          <table:table-cell>
            <text:p>0.0174</text:p>
          </table:table-cell>
          <table:table-cell table:formula="=B98/(1+D98*C98/365)"/>
        </table:table-row>
        <table:table-row>
          <table:table-cell>
            <text:p>679</text:p>
          </table:table-cell>
          <table:table-cell>
            <text:p>4385</text:p>
          </table:table-cell>
          <table:table-cell>
            <text:p>328</text:p>
          </table:table-cell>
          <table:table-cell>
            <text:p>0.0609</text:p>
          </table:table-cell>
          <table:table-cell table:formula="=B99/(1+D99*C99/365)"/>
        </table:table-row>
        <table:table-row>
          <table:table-cell>
            <text:p>686</text:p>
          </table:table-cell>
          <table:table-cell>
            <text:p>1591</text:p>
          </table:table-cell>
          <table:table-cell>
            <text:p>163</text:p>
          </table:table-cell>
          <table:table-cell>
            <text:p>0.0284</text:p>
          </table:table-cell>
          <table:table-cell table:formula="=B100/(1+D100*C100/365)"/>
        </table:table-row>
        <table:table-row>
          <table:table-cell>
            <text:p>693</text:p>
          </table:table-cell>
          <table:table-cell>
            <text:p>4867</text:p>
          </table:table-cell>
          <table:table-cell>
            <text:p>190</text:p>
          </table:table-cell>
          <table:table-cell>
            <text:p>0.0315</text:p>
          </table:table-cell>
          <table:table-cell table:formula="=B101/(1+D101*C101/365)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